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A00000463BCE7B62C.png" manifest:media-type="image/png"/>
  <manifest:file-entry manifest:full-path="Pictures/100000010000031A0000046321EC71E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ksaman" svg:font-family="Laksa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office:font-face-decls>
  <office:automatic-styles>
    <style:style style:name="Taula1" style:family="table">
      <style:table-properties style:width="15.501cm" table:align="margins"/>
    </style:style>
    <style:style style:name="Taula1.A" style:family="table-column">
      <style:table-column-properties style:column-width="15.501cm" style:rel-column-width="65535*"/>
    </style:style>
    <style:style style:name="Taula1.1" style:family="table-row">
      <style:table-row-properties style:min-row-height="1.39cm"/>
    </style:style>
    <style:style style:name="Taula1.A1" style:family="table-cell">
      <style:table-cell-properties style:vertical-align="bottom" fo:padding="0.097cm" fo:border="none"/>
    </style:style>
    <style:style style:name="Taula1.2" style:family="table-row">
      <style:table-row-properties style:min-row-height="1.917cm"/>
    </style:style>
    <style:style style:name="Taula1.A2" style:family="table-cell">
      <style:table-cell-properties style:vertical-align="middle" fo:padding="0.097cm" fo:border="0.5pt solid #000000"/>
    </style:style>
    <style:style style:name="Taula1.3" style:family="table-row">
      <style:table-row-properties style:min-row-height="1.378cm"/>
    </style:style>
    <style:style style:name="Taula1.A4" style:family="table-cell">
      <style:table-cell-properties fo:padding="0.097cm" fo:border="0.5pt solid #000000"/>
    </style:style>
    <style:style style:name="Taula1.5" style:family="table-row">
      <style:table-row-properties style:min-row-height="1.27cm"/>
    </style:style>
    <style:style style:name="Taula1.6" style:family="table-row">
      <style:table-row-properties style:min-row-height="0.596cm"/>
    </style:style>
    <style:style style:name="Taula1.A6" style:family="table-cell">
      <style:table-cell-properties fo:padding="0.097cm" fo:border="0.5pt solid #000000"/>
    </style:style>
    <style:style style:name="P1" style:family="paragraph" style:parent-style-name="Footer">
      <style:paragraph-properties fo:text-align="center" style:justify-single-word="false"/>
      <style:text-properties fo:color="#175e17" loext:opacity="100%" style:font-name="Liberation Sans" fo:font-size="10pt" officeooo:rsid="001f2935" officeooo:paragraph-rsid="00109f29" style:font-size-asian="8.75pt" style:font-size-complex="10pt"/>
    </style:style>
    <style:style style:name="P2" style:family="paragraph" style:parent-style-name="Standard">
      <loext:graphic-properties draw:fill="none"/>
      <style:paragraph-properties fo:margin-left="0cm" fo:margin-right="0cm" style:line-spacing="0.046cm" fo:text-align="center" style:justify-single-word="false" fo:text-indent="0cm" style:auto-text-indent="false" fo:background-color="transparent"/>
      <style:text-properties fo:color="#175e17" loext:opacity="100%" style:font-name="Liberation Sans" fo:font-size="20pt" officeooo:rsid="0016967d" officeooo:paragraph-rsid="0016967d" style:font-size-asian="20pt" style:font-size-complex="20pt"/>
    </style:style>
    <style:style style:name="P3" style:family="paragraph" style:parent-style-name="Standard">
      <loext:graphic-properties draw:fill="none"/>
      <style:paragraph-properties fo:margin-left="0cm" fo:margin-right="0cm" style:line-spacing="0.046cm" fo:text-align="center" style:justify-single-word="false" fo:text-indent="0cm" style:auto-text-indent="false" fo:background-color="transparent"/>
      <style:text-properties fo:color="#175e17" loext:opacity="100%" style:font-name="Laksaman" fo:font-size="24pt" officeooo:rsid="0016967d" officeooo:paragraph-rsid="0016967d" style:font-size-asian="24pt" style:font-size-complex="24pt"/>
    </style:style>
    <style:style style:name="P4" style:family="paragraph" style:parent-style-name="Standard">
      <loext:graphic-properties draw:fill="none"/>
      <style:paragraph-properties fo:margin-left="0cm" fo:margin-right="0cm" style:line-spacing="0.046cm" fo:text-align="center" style:justify-single-word="false" fo:text-indent="0cm" style:auto-text-indent="false" fo:background-color="transparent"/>
      <style:text-properties fo:color="#c2690b" loext:opacity="100%" style:font-name="Laksaman" fo:font-size="16pt" officeooo:rsid="00178285" officeooo:paragraph-rsid="00081ac7" style:font-size-asian="16pt" style:font-size-complex="16pt"/>
    </style:style>
    <style:style style:name="P5" style:family="paragraph" style:parent-style-name="Standard">
      <loext:graphic-properties draw:fill="none"/>
      <style:paragraph-properties fo:margin-left="0cm" fo:margin-right="0cm" style:line-spacing="0.046cm" fo:text-align="end" style:justify-single-word="false" fo:text-indent="0cm" style:auto-text-indent="false" fo:background-color="transparent"/>
      <style:text-properties style:use-window-font-color="true" loext:opacity="0%" style:font-name="Liberation Sans" fo:font-size="10pt" officeooo:rsid="00178285" officeooo:paragraph-rsid="00081ac7" style:font-size-asian="10pt" style:font-size-complex="10pt"/>
    </style:style>
    <style:style style:name="P6" style:family="paragraph" style:parent-style-name="Standard">
      <loext:graphic-properties draw:fill="none"/>
      <style:paragraph-properties fo:margin-left="0cm" fo:margin-right="0cm" style:line-spacing="0.046cm" fo:text-align="end" style:justify-single-word="false" fo:text-indent="0cm" style:auto-text-indent="false" fo:background-color="transparent"/>
      <style:text-properties style:use-window-font-color="true" loext:opacity="0%" style:font-name="Liberation Sans" fo:font-size="10pt" officeooo:rsid="00178285" officeooo:paragraph-rsid="000d54dd" style:font-size-asian="10pt" style:font-size-complex="10pt"/>
    </style:style>
    <style:style style:name="P7" style:family="paragraph" style:parent-style-name="Standard">
      <loext:graphic-properties draw:fill="none"/>
      <style:paragraph-properties fo:margin-left="0cm" fo:margin-right="0cm" style:line-spacing="0.046cm" fo:text-align="start" style:justify-single-word="false" fo:text-indent="0cm" style:auto-text-indent="false" fo:break-before="page" fo:background-color="transparent"/>
      <style:text-properties style:use-window-font-color="true" loext:opacity="0%" style:font-name="Liberation Sans" fo:font-size="10pt" officeooo:rsid="00178285" officeooo:paragraph-rsid="00081ac7" style:font-size-asian="10pt" style:font-size-complex="10pt"/>
    </style:style>
    <style:style style:name="P8" style:family="paragraph" style:parent-style-name="Standard">
      <loext:graphic-properties draw:fill="none"/>
      <style:paragraph-properties fo:margin-left="0cm" fo:margin-right="0cm" style:line-spacing="0.046cm" fo:text-align="justify" style:justify-single-word="false" fo:text-indent="0cm" style:auto-text-indent="false" fo:background-color="transparent"/>
      <style:text-properties style:use-window-font-color="true" loext:opacity="0%" style:font-name="Liberation Sans" fo:font-size="10pt" officeooo:rsid="00178285" officeooo:paragraph-rsid="00190a1d" style:font-size-asian="10pt" style:font-size-complex="10pt"/>
    </style:style>
    <style:style style:name="P9" style:family="paragraph" style:parent-style-name="Standard">
      <loext:graphic-properties draw:fill="none" draw:fill-gradient-name="gradient" draw:fill-hatch-name="hatch"/>
      <style:paragraph-properties fo:margin-left="0cm" fo:margin-right="0cm" fo:line-height="125%" fo:text-align="justify" style:justify-single-word="false" fo:text-indent="0cm" style:auto-text-indent="false" fo:background-color="transparent"/>
      <style:text-properties style:use-window-font-color="true" loext:opacity="0%" style:font-name="Liberation Sans" fo:font-size="10pt" officeooo:rsid="00178285" officeooo:paragraph-rsid="00081ac7" style:font-size-asian="10pt" style:font-size-complex="10pt"/>
    </style:style>
    <style:style style:name="P10" style:family="paragraph" style:parent-style-name="Standard">
      <loext:graphic-properties draw:fill="none" draw:fill-gradient-name="gradient" draw:fill-hatch-name="hatch"/>
      <style:paragraph-properties fo:margin-left="0cm" fo:margin-right="0cm" fo:line-height="125%" fo:text-align="justify" style:justify-single-word="false" fo:text-indent="0cm" style:auto-text-indent="false" fo:background-color="transparent"/>
      <style:text-properties style:use-window-font-color="true" loext:opacity="0%" style:font-name="Liberation Sans" fo:font-size="10pt" officeooo:rsid="00178285" officeooo:paragraph-rsid="00190a1d" style:font-size-asian="10pt" style:font-size-complex="10pt"/>
    </style:style>
    <style:style style:name="P11" style:family="paragraph" style:parent-style-name="Standard">
      <loext:graphic-properties draw:fill="none"/>
      <style:paragraph-properties fo:margin-left="1.3cm" fo:margin-right="0cm" fo:line-height="125%" fo:text-align="justify" style:justify-single-word="false" fo:text-indent="-0.7cm" style:auto-text-indent="false" fo:background-color="transparent"/>
      <style:text-properties style:use-window-font-color="true" loext:opacity="0%" style:font-name="Liberation Sans" fo:font-size="10pt" officeooo:rsid="001f2935" officeooo:paragraph-rsid="00190a1d" style:font-size-asian="10pt" style:font-size-complex="10pt"/>
    </style:style>
    <style:style style:name="P12" style:family="paragraph" style:parent-style-name="Standard">
      <style:paragraph-properties fo:text-align="justify" style:justify-single-word="false"/>
      <style:text-properties style:use-window-font-color="true" loext:opacity="0%" officeooo:paragraph-rsid="00190a1d"/>
    </style:style>
    <style:style style:name="P13" style:family="paragraph" style:parent-style-name="Standard">
      <style:paragraph-properties fo:text-align="justify" style:justify-single-word="false"/>
      <style:text-properties officeooo:paragraph-rsid="0016967d"/>
    </style:style>
    <style:style style:name="P14" style:family="paragraph" style:parent-style-name="Standard">
      <style:paragraph-properties fo:text-align="justify" style:justify-single-word="false"/>
    </style:style>
    <style:style style:name="P15" style:family="paragraph" style:parent-style-name="Text_20_body">
      <style:paragraph-properties fo:text-align="justify" style:justify-single-word="false"/>
    </style:style>
    <style:style style:name="P16" style:family="paragraph" style:parent-style-name="Standard">
      <style:paragraph-properties fo:text-align="justify" style:justify-single-word="false"/>
      <style:text-properties officeooo:paragraph-rsid="000afde5"/>
    </style:style>
    <style:style style:name="P17" style:family="paragraph" style:parent-style-name="Standard">
      <style:paragraph-properties fo:text-align="justify" style:justify-single-word="false"/>
      <style:text-properties officeooo:paragraph-rsid="00190a1d"/>
    </style:style>
    <style:style style:name="P18" style:family="paragraph" style:parent-style-name="Standard">
      <style:paragraph-properties fo:text-align="justify" style:justify-single-word="false"/>
      <style:text-properties officeooo:paragraph-rsid="001a2889"/>
    </style:style>
    <style:style style:name="P19" style:family="paragraph" style:parent-style-name="Standard">
      <style:paragraph-properties fo:text-align="justify" style:justify-single-word="false"/>
      <style:text-properties officeooo:paragraph-rsid="00184034"/>
    </style:style>
    <style:style style:name="P20" style:family="paragraph" style:parent-style-name="Text_20_body">
      <style:paragraph-properties fo:text-align="justify" style:justify-single-word="false"/>
      <style:text-properties officeooo:paragraph-rsid="00184034"/>
    </style:style>
    <style:style style:name="P21" style:family="paragraph" style:parent-style-name="Text_20_body">
      <style:paragraph-properties fo:text-align="justify" style:justify-single-word="false"/>
      <style:text-properties officeooo:paragraph-rsid="001b2a4f"/>
    </style:style>
    <style:style style:name="P22" style:family="paragraph" style:parent-style-name="Standard">
      <style:paragraph-properties fo:text-align="justify" style:justify-single-word="false"/>
      <style:text-properties officeooo:rsid="0016967d" officeooo:paragraph-rsid="0016967d"/>
    </style:style>
    <style:style style:name="P23" style:family="paragraph" style:parent-style-name="Table_20_Contents">
      <style:paragraph-properties fo:text-align="justify" style:justify-single-word="false"/>
      <style:text-properties officeooo:rsid="0016967d" officeooo:paragraph-rsid="0016967d"/>
    </style:style>
    <style:style style:name="P24" style:family="paragraph" style:parent-style-name="Contents_20_Heading">
      <style:paragraph-properties fo:break-before="page"/>
    </style:style>
    <style:style style:name="P25" style:family="paragraph" style:parent-style-name="Contents_20_1">
      <style:paragraph-properties>
        <style:tab-stops>
          <style:tab-stop style:position="15.501cm" style:type="right" style:leader-style="dotted" style:leader-text="."/>
        </style:tab-stops>
      </style:paragraph-properties>
    </style:style>
    <style:style style:name="P26" style:family="paragraph" style:parent-style-name="Contents_20_2">
      <style:paragraph-properties>
        <style:tab-stops>
          <style:tab-stop style:position="15.002cm" style:type="right" style:leader-style="dotted" style:leader-text="."/>
        </style:tab-stops>
      </style:paragraph-properties>
    </style:style>
    <style:style style:name="P27" style:family="paragraph" style:parent-style-name="Contents_20_3">
      <style:paragraph-properties>
        <style:tab-stops>
          <style:tab-stop style:position="14.501cm" style:type="right" style:leader-style="dotted" style:leader-text="."/>
        </style:tab-stops>
      </style:paragraph-properties>
    </style:style>
    <style:style style:name="P28" style:family="paragraph" style:parent-style-name="Standard">
      <style:paragraph-properties fo:text-align="justify" style:justify-single-word="false"/>
      <style:text-properties officeooo:rsid="00190a1d" officeooo:paragraph-rsid="00190a1d"/>
    </style:style>
    <style:style style:name="P29" style:family="paragraph" style:parent-style-name="Standard">
      <style:paragraph-properties fo:text-align="justify" style:justify-single-word="false"/>
      <style:text-properties officeooo:rsid="00109f29" officeooo:paragraph-rsid="000afde5"/>
    </style:style>
    <style:style style:name="P30" style:family="paragraph" style:parent-style-name="Standard">
      <style:paragraph-properties fo:margin-left="0cm" fo:text-align="justify" style:justify-single-word="false" fo:text-indent="0cm" style:auto-text-indent="false"/>
      <style:text-properties officeooo:rsid="00109f29" officeooo:paragraph-rsid="000afde5"/>
    </style:style>
    <style:style style:name="P31" style:family="paragraph" style:parent-style-name="Standard">
      <style:paragraph-properties fo:margin-left="1.251cm" fo:text-align="justify" style:justify-single-word="false" fo:text-indent="0cm" style:auto-text-indent="false"/>
      <style:text-properties officeooo:rsid="00109f29" officeooo:paragraph-rsid="000afde5"/>
    </style:style>
    <style:style style:name="P32" style:family="paragraph" style:parent-style-name="Standard">
      <style:paragraph-properties fo:text-align="justify" style:justify-single-word="false"/>
      <style:text-properties officeooo:rsid="00109f29" officeooo:paragraph-rsid="00184034"/>
    </style:style>
    <style:style style:name="P33" style:family="paragraph" style:parent-style-name="Standard">
      <style:paragraph-properties fo:text-align="justify" style:justify-single-word="false"/>
      <style:text-properties officeooo:rsid="00109f29" officeooo:paragraph-rsid="001fdc23"/>
    </style:style>
    <style:style style:name="P34" style:family="paragraph" style:parent-style-name="Text_20_body">
      <style:paragraph-properties fo:text-align="justify" style:justify-single-word="false"/>
      <style:text-properties officeooo:rsid="00081ac7" officeooo:paragraph-rsid="00190a1d"/>
    </style:style>
    <style:style style:name="P35" style:family="paragraph" style:parent-style-name="Standard">
      <style:text-properties officeooo:paragraph-rsid="00184034"/>
    </style:style>
    <style:style style:name="P36" style:family="paragraph" style:parent-style-name="Standard">
      <style:paragraph-properties fo:text-align="justify" style:justify-single-word="false"/>
      <style:text-properties officeooo:rsid="001e1096" officeooo:paragraph-rsid="001e1096"/>
    </style:style>
    <style:style style:name="P37" style:family="paragraph" style:parent-style-name="Standard">
      <style:paragraph-properties fo:margin-left="1.251cm" fo:text-align="justify" style:justify-single-word="false" fo:text-indent="0cm" style:auto-text-indent="false"/>
      <style:text-properties officeooo:rsid="001e1096" officeooo:paragraph-rsid="001e1096"/>
    </style:style>
    <style:style style:name="P38" style:family="paragraph" style:parent-style-name="Standard">
      <style:paragraph-properties fo:margin-left="1.251cm" fo:text-align="justify" style:justify-single-word="false" fo:text-indent="0cm" style:auto-text-indent="false"/>
      <style:text-properties officeooo:rsid="001d9899" officeooo:paragraph-rsid="001d9899"/>
    </style:style>
    <style:style style:name="P39" style:family="paragraph" style:parent-style-name="Text_20_body">
      <style:paragraph-properties fo:text-align="justify" style:justify-single-word="false"/>
      <style:text-properties officeooo:rsid="00203481" officeooo:paragraph-rsid="00203481"/>
    </style:style>
    <style:style style:name="P40" style:family="paragraph" style:parent-style-name="Contents_20_1">
      <style:paragraph-properties>
        <style:tab-stops>
          <style:tab-stop style:position="15.499cm" style:type="right" style:leader-style="dotted" style:leader-text="."/>
        </style:tab-stops>
      </style:paragraph-properties>
    </style:style>
    <style:style style:name="P41" style:family="paragraph" style:parent-style-name="Contents_20_2">
      <style:paragraph-properties>
        <style:tab-stops>
          <style:tab-stop style:position="15cm" style:type="right" style:leader-style="dotted" style:leader-text="."/>
        </style:tab-stops>
      </style:paragraph-properties>
    </style:style>
    <style:style style:name="P42" style:family="paragraph" style:parent-style-name="Contents_20_3">
      <style:paragraph-properties>
        <style:tab-stops>
          <style:tab-stop style:position="14.499cm" style:type="right" style:leader-style="dotted" style:leader-text="."/>
        </style:tab-stops>
      </style:paragraph-properties>
    </style:style>
    <style:style style:name="P43" style:family="paragraph" style:parent-style-name="Contents_20_Heading">
      <style:paragraph-properties fo:break-before="page"/>
    </style:style>
    <style:style style:name="P44" style:family="paragraph" style:parent-style-name="Heading_20_1">
      <style:paragraph-properties fo:break-before="page"/>
      <style:text-properties officeooo:rsid="00190a1d" officeooo:paragraph-rsid="00190a1d"/>
    </style:style>
    <style:style style:name="P45" style:family="paragraph" style:parent-style-name="Heading_20_1" style:list-style-name="">
      <style:paragraph-properties fo:line-height="125%" fo:text-align="justify" style:justify-single-word="false"/>
      <style:text-properties officeooo:paragraph-rsid="00184034"/>
    </style:style>
    <style:style style:name="P46" style:family="paragraph" style:parent-style-name="Heading_20_1" style:list-style-name="">
      <style:paragraph-properties fo:line-height="125%"/>
      <style:text-properties officeooo:paragraph-rsid="00184034"/>
    </style:style>
    <style:style style:name="P47" style:family="paragraph" style:parent-style-name="Heading_20_1">
      <style:paragraph-properties fo:break-before="page"/>
      <style:text-properties officeooo:paragraph-rsid="00190a1d"/>
    </style:style>
    <style:style style:name="P48" style:family="paragraph" style:parent-style-name="Heading_20_1">
      <style:paragraph-properties fo:text-align="justify" style:justify-single-word="false"/>
      <style:text-properties officeooo:paragraph-rsid="00184034"/>
    </style:style>
    <style:style style:name="P49" style:family="paragraph" style:parent-style-name="Heading_20_1">
      <style:text-properties officeooo:paragraph-rsid="00184034"/>
    </style:style>
    <style:style style:name="P50" style:family="paragraph" style:parent-style-name="Heading_20_1">
      <style:paragraph-properties fo:break-before="page"/>
      <style:text-properties officeooo:paragraph-rsid="00184034"/>
    </style:style>
    <style:style style:name="P51" style:family="paragraph" style:parent-style-name="Heading_20_2">
      <style:text-properties officeooo:paragraph-rsid="00190a1d"/>
    </style:style>
    <style:style style:name="P52" style:family="paragraph" style:parent-style-name="Heading_20_2">
      <style:paragraph-properties fo:text-align="justify" style:justify-single-word="false"/>
      <style:text-properties officeooo:paragraph-rsid="00184034"/>
    </style:style>
    <style:style style:name="P53" style:family="paragraph" style:parent-style-name="Heading_20_3">
      <style:text-properties officeooo:paragraph-rsid="00190a1d"/>
    </style:style>
    <style:style style:name="P54" style:family="paragraph" style:parent-style-name="Heading_20_3">
      <style:paragraph-properties fo:text-align="justify" style:justify-single-word="false"/>
      <style:text-properties officeooo:paragraph-rsid="00190a1d"/>
    </style:style>
    <style:style style:name="P55" style:family="paragraph" style:parent-style-name="Standard" style:master-page-name="First_20_Page">
      <loext:graphic-properties draw:fill="none"/>
      <style:paragraph-properties fo:margin-left="0cm" fo:margin-right="0cm" style:line-spacing="0.046cm" fo:text-align="center" style:justify-single-word="false" fo:text-indent="0cm" style:auto-text-indent="false" style:page-number="auto" fo:background-color="transparent"/>
      <style:text-properties fo:color="#9e2050" loext:opacity="100%" style:font-name="Laksaman" fo:font-size="16pt" officeooo:rsid="000d54dd" officeooo:paragraph-rsid="000d54dd" style:font-size-asian="16pt" style:font-size-complex="16pt"/>
    </style:style>
    <style:style style:name="P56" style:family="paragraph" style:parent-style-name="Standard" style:list-style-name="L1">
      <style:paragraph-properties fo:text-align="justify" style:justify-single-word="false"/>
      <style:text-properties style:use-window-font-color="true" loext:opacity="0%" officeooo:paragraph-rsid="00190a1d"/>
    </style:style>
    <style:style style:name="P57" style:family="paragraph" style:parent-style-name="Standard" style:list-style-name="L1">
      <loext:graphic-properties draw:fill="none" draw:fill-gradient-name="gradient" draw:fill-hatch-name="hatch"/>
      <style:paragraph-properties fo:line-height="125%" fo:text-align="justify" style:justify-single-word="false" fo:background-color="transparent"/>
      <style:text-properties style:use-window-font-color="true" loext:opacity="0%" style:font-name="Liberation Sans" fo:font-size="10pt" officeooo:rsid="00178285" officeooo:paragraph-rsid="00190a1d" style:font-size-asian="10pt" style:font-size-complex="10pt"/>
    </style:style>
    <style:style style:name="P58" style:family="paragraph" style:parent-style-name="Standard" style:list-style-name="L1" style:master-page-name="">
      <loext:graphic-properties draw:fill="none"/>
      <style:paragraph-properties fo:margin-left="1.3cm" fo:margin-right="0cm" fo:line-height="125%" fo:text-align="justify" style:justify-single-word="false" fo:text-indent="-0.7cm" style:auto-text-indent="false" style:page-number="auto" fo:background-color="transparent"/>
      <style:text-properties style:use-window-font-color="true" loext:opacity="0%" style:font-name="Liberation Sans" fo:font-size="10pt" officeooo:rsid="00178285" officeooo:paragraph-rsid="00190a1d" style:font-size-asian="10pt" style:font-size-complex="10pt"/>
    </style:style>
    <style:style style:name="P59" style:family="paragraph" style:parent-style-name="Standard" style:list-style-name="L1">
      <loext:graphic-properties draw:fill="none"/>
      <style:paragraph-properties fo:margin-left="1.3cm" fo:margin-right="0cm" fo:line-height="125%" fo:text-align="justify" style:justify-single-word="false" fo:text-indent="-0.7cm" style:auto-text-indent="false" fo:background-color="transparent"/>
      <style:text-properties style:use-window-font-color="true" loext:opacity="0%" style:font-name="Liberation Sans" fo:font-size="10pt" officeooo:rsid="000930de" officeooo:paragraph-rsid="00190a1d" style:font-size-asian="10pt" style:font-size-complex="10pt"/>
    </style:style>
    <style:style style:name="P60" style:family="paragraph" style:parent-style-name="Standard" style:list-style-name="L1">
      <loext:graphic-properties draw:fill="none"/>
      <style:paragraph-properties fo:margin-left="1.3cm" fo:margin-right="0cm" fo:line-height="125%" fo:text-align="justify" style:justify-single-word="false" fo:text-indent="-0.7cm" style:auto-text-indent="false" fo:background-color="transparent"/>
      <style:text-properties officeooo:paragraph-rsid="00190a1d"/>
    </style:style>
    <style:style style:name="P61" style:family="paragraph" style:parent-style-name="Standard" style:list-style-name="L3">
      <style:paragraph-properties fo:text-align="justify" style:justify-single-word="false"/>
      <style:text-properties officeooo:paragraph-rsid="00184034"/>
    </style:style>
    <style:style style:name="P62" style:family="paragraph" style:parent-style-name="Standard" style:list-style-name="L4">
      <style:paragraph-properties fo:text-align="justify" style:justify-single-word="false"/>
      <style:text-properties officeooo:paragraph-rsid="00184034"/>
    </style:style>
    <style:style style:name="P63" style:family="paragraph" style:parent-style-name="Standard" style:list-style-name="L5">
      <style:paragraph-properties fo:text-align="justify" style:justify-single-word="false"/>
      <style:text-properties officeooo:paragraph-rsid="00184034"/>
    </style:style>
    <style:style style:name="P64" style:family="paragraph" style:parent-style-name="Standard" style:list-style-name="L6">
      <style:paragraph-properties fo:text-align="justify" style:justify-single-word="false"/>
      <style:text-properties officeooo:paragraph-rsid="00184034"/>
    </style:style>
    <style:style style:name="P65" style:family="paragraph" style:parent-style-name="Standard" style:list-style-name="L6">
      <style:paragraph-properties fo:text-align="justify" style:justify-single-word="false"/>
      <style:text-properties officeooo:paragraph-rsid="00185fc2"/>
    </style:style>
    <style:style style:name="P66" style:family="paragraph" style:parent-style-name="Standard" style:list-style-name="L8">
      <style:paragraph-properties fo:text-align="justify" style:justify-single-word="false"/>
      <style:text-properties officeooo:paragraph-rsid="00184034"/>
    </style:style>
    <style:style style:name="P67" style:family="paragraph" style:parent-style-name="Standard" style:list-style-name="L9">
      <style:paragraph-properties fo:text-align="justify" style:justify-single-word="false"/>
      <style:text-properties officeooo:paragraph-rsid="00184034"/>
    </style:style>
    <style:style style:name="P68" style:family="paragraph" style:parent-style-name="Standard" style:list-style-name="L3">
      <style:paragraph-properties fo:text-align="justify" style:justify-single-word="false"/>
      <style:text-properties officeooo:rsid="00187d11" officeooo:paragraph-rsid="00184034"/>
    </style:style>
    <style:style style:name="P69" style:family="paragraph" style:parent-style-name="Standard" style:list-style-name="L7">
      <style:paragraph-properties fo:text-align="justify" style:justify-single-word="false"/>
      <style:text-properties officeooo:rsid="00187d11" officeooo:paragraph-rsid="00184034"/>
    </style:style>
    <style:style style:name="P70" style:family="paragraph" style:parent-style-name="Standard">
      <style:paragraph-properties fo:margin-left="2.501cm" fo:text-align="justify" style:justify-single-word="false" fo:text-indent="0cm" style:auto-text-indent="false"/>
      <style:text-properties officeooo:rsid="001e1096" officeooo:paragraph-rsid="001e1096"/>
    </style:style>
    <style:style style:name="P71" style:family="paragraph" style:parent-style-name="Standard">
      <style:paragraph-properties fo:margin-left="2.501cm" fo:text-align="justify" style:justify-single-word="false" fo:text-indent="0cm" style:auto-text-indent="false"/>
      <style:text-properties officeooo:rsid="00109f29" officeooo:paragraph-rsid="000afde5"/>
    </style:style>
    <style:style style:name="P72" style:family="paragraph" style:parent-style-name="Standard">
      <style:paragraph-properties fo:text-align="justify" style:justify-single-word="false"/>
      <style:text-properties officeooo:rsid="00109f29" officeooo:paragraph-rsid="000afde5"/>
    </style:style>
    <style:style style:name="P73" style:family="paragraph" style:parent-style-name="Text_20_body" style:list-style-name="L2">
      <style:paragraph-properties fo:text-align="justify" style:justify-single-word="false"/>
      <style:text-properties officeooo:rsid="00081ac7" officeooo:paragraph-rsid="00190a1d"/>
    </style:style>
    <style:style style:name="P74" style:family="paragraph">
      <loext:graphic-properties draw:fill-color="#175e17"/>
      <style:paragraph-properties fo:text-align="center"/>
    </style:style>
    <style:style style:name="T1" style:family="text">
      <style:text-properties officeooo:rsid="00185fc2"/>
    </style:style>
    <style:style style:name="T2" style:family="text">
      <style:text-properties fo:color="#175e17" loext:opacity="100%"/>
    </style:style>
    <style:style style:name="T3" style:family="text">
      <style:text-properties fo:color="#175e17" loext:opacity="100%" officeooo:rsid="000d54dd"/>
    </style:style>
    <style:style style:name="T4" style:family="text">
      <style:text-properties fo:color="#175e17" loext:opacity="100%" officeooo:rsid="00109f29"/>
    </style:style>
    <style:style style:name="T5" style:family="text">
      <style:text-properties fo:color="#175e17" loext:opacity="100%" officeooo:rsid="00081ac7"/>
    </style:style>
    <style:style style:name="T6" style:family="text">
      <style:text-properties officeooo:rsid="00109f29"/>
    </style:style>
    <style:style style:name="T7" style:family="text">
      <style:text-properties officeooo:rsid="0014eee3"/>
    </style:style>
    <style:style style:name="T8" style:family="text">
      <style:text-properties officeooo:rsid="000d54dd"/>
    </style:style>
    <style:style style:name="T9" style:family="text">
      <style:text-properties officeooo:rsid="00081ac7"/>
    </style:style>
    <style:style style:name="T10" style:family="text">
      <style:text-properties officeooo:rsid="001b2a4f"/>
    </style:style>
    <style:style style:name="T11" style:family="text">
      <style:text-properties officeooo:rsid="00190a1d"/>
    </style:style>
    <style:style style:name="T12" style:family="text">
      <style:text-properties officeooo:rsid="0016967d"/>
    </style:style>
    <style:style style:name="T13" style:family="text">
      <style:text-properties officeooo:rsid="00175a5e"/>
    </style:style>
    <style:style style:name="T14" style:family="text">
      <style:text-properties officeooo:rsid="00184034"/>
    </style:style>
    <style:style style:name="T15" style:family="text">
      <style:text-properties officeooo:rsid="001a2889"/>
    </style:style>
    <style:style style:name="T16" style:family="text">
      <style:text-properties officeooo:rsid="000930de"/>
    </style:style>
    <style:style style:name="T17" style:family="text">
      <style:text-properties officeooo:rsid="001456fd"/>
    </style:style>
    <style:style style:name="T18" style:family="text">
      <style:text-properties officeooo:rsid="001f2935"/>
    </style:style>
    <style:style style:name="T19" style:family="text">
      <style:text-properties fo:font-weight="bold" style:font-weight-asian="bold" style:font-weight-complex="bold"/>
    </style:style>
    <style:style style:name="T20" style:family="text">
      <style:text-properties fo:font-weight="bold" officeooo:rsid="001f2935" style:font-weight-asian="bold" style:font-weight-complex="bold"/>
    </style:style>
    <style:style style:name="T21" style:family="text">
      <style:text-properties fo:font-weight="bold" officeooo:rsid="000930de" style:font-weight-asian="bold" style:font-weight-complex="bold"/>
    </style:style>
    <style:style style:name="T22" style:family="text">
      <style:text-properties fo:font-weight="bold" officeooo:rsid="00109f29" style:font-weight-asian="bold" style:font-weight-complex="bold"/>
    </style:style>
    <style:style style:name="T23" style:family="text">
      <style:text-properties fo:font-weight="bold" officeooo:rsid="0014eee3" style:font-weight-asian="bold" style:font-weight-complex="bold"/>
    </style:style>
    <style:style style:name="T24" style:family="text">
      <style:text-properties officeooo:rsid="000afde5"/>
    </style:style>
    <style:style style:name="T25" style:family="text">
      <style:text-properties officeooo:rsid="00187d11"/>
    </style:style>
    <style:style style:name="T26" style:family="text">
      <style:text-properties officeooo:rsid="001d9899"/>
    </style:style>
    <style:style style:name="T27" style:family="text">
      <style:text-properties officeooo:rsid="001e1096"/>
    </style:style>
    <style:style style:name="T28" style:family="text">
      <style:text-properties officeooo:rsid="001fdc23"/>
    </style:style>
    <style:style style:name="T29" style:family="text">
      <style:text-properties officeooo:rsid="0020348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175e17" draw:fill-color="#175e17"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ext:p text:style-name="P3">Títol del projecte</text:p>
      <text:p text:style-name="P4"/>
      <text:p text:style-name="P4"/>
      <text:p text:style-name="P4"/>
      <text:p text:style-name="P4"/>
      <text:p text:style-name="P4"/>
      <text:p text:style-name="P4"/>
      <text:p text:style-name="P4"/>
      <text:p text:style-name="P4"/>
      <text:p text:style-name="P4"/>
      <text:p text:style-name="P5"><text:span text:style-name="T3">Professor</text:span><text:span text:style-name="T2">:</text:span><text:span text:style-name="T6"> </text:span><text:span text:style-name="T7">In</text:span><text:span text:style-name="T6">dica aquí el nom del teu professor</text:span></text:p>
      <text:p text:style-name="P6"><text:span text:style-name="T4">Grup</text:span><text:span text:style-name="T2">:</text:span><text:span text:style-name="T6"> </text:span><text:span text:style-name="T7">In</text:span><text:span text:style-name="T6">dica aquí el nom del teu grup</text:span></text:p>
      <text:p text:style-name="P5"><text:span text:style-name="T4">Alumne</text:span><text:span text:style-name="T2">:</text:span> <text:span text:style-name="T6">Indica aquí el teu nom i cognoms</text:span></text:p>
      <text:p text:style-name="P5"><text:span text:style-name="T5">Data</text:span><text:span text:style-name="T2">:</text:span> <text:span text:style-name="T6">Indica aquí la data d’emissió del document en format dd de mmm de aaa</text:span><text:span text:style-name="T7">a</text:span><text:span text:style-name="T6">. Per exemple: </text:span><text:span text:style-name="T8">20</text:span><text:span text:style-name="T9"> de </text:span><text:span text:style-name="T8">setembre</text:span><text:span text:style-name="T9"> de </text:span><text:span text:style-name="T8">2023</text:span></text:p>
      <text:p text:style-name="P7"/>
      <text:p text:style-name="P2"/>
      <text:p text:style-name="P2">Títol del projecte</text:p>
      <text:p text:style-name="P2">Fitxa</text:p>
      <text:p text:style-name="P13"/>
      <text:p text:style-name="P13"/>
      <text:p text:style-name="P22"/>
      <text:p text:style-name="P22"/>
      <table:table table:name="Taula1" table:style-name="Taula1">
        <table:table-column table:style-name="Taula1.A"/>
        <table:table-row table:style-name="Taula1.1">
          <table:table-cell table:style-name="Taula1.A1" office:value-type="string">
            <text:p text:style-name="P22">Informació del titular</text:p>
          </table:table-cell>
        </table:table-row>
        <table:table-row table:style-name="Taula1.2">
          <table:table-cell table:style-name="Taula1.A2" office:value-type="string">
            <text:p text:style-name="P22">Titular:</text:p>
            <text:p text:style-name="P22">CIF:</text:p>
            <text:p text:style-name="P22">Direcció:</text:p>
          </table:table-cell>
        </table:table-row>
        <table:table-row table:style-name="Taula1.3">
          <table:table-cell table:style-name="Taula1.A1" office:value-type="string">
            <text:p text:style-name="P23">Informació del projecte</text:p>
          </table:table-cell>
        </table:table-row>
        <table:table-row>
          <table:table-cell table:style-name="Taula1.A4" office:value-type="string">
            <text:p text:style-name="P23">Nom:</text:p>
            <text:p text:style-name="P23">Emplaçament:</text:p>
            <text:p text:style-name="P23">Superfície del terreny:</text:p>
            <text:p text:style-name="P23">Superfície construïda:</text:p>
            <text:p text:style-name="P23">Potència elèctrica:</text:p>
          </table:table-cell>
        </table:table-row>
        <table:table-row table:style-name="Taula1.5">
          <table:table-cell table:style-name="Taula1.A1" office:value-type="string">
            <text:p text:style-name="P23">Autor del projecte</text:p>
          </table:table-cell>
        </table:table-row>
        <table:table-row table:style-name="Taula1.6">
          <table:table-cell table:style-name="Taula1.A6" office:value-type="string">
            <text:p text:style-name="P23">Nom:</text:p>
            <text:p text:style-name="P23">Direcció:</text:p>
            <text:p text:style-name="P23">Correu electrònic:</text:p>
          </table:table-cell>
        </table:table-row>
      </table:table>
      <text:p text:style-name="P22"/>
      <text:table-of-content text:style-name="Sect1" text:protected="true" text:name="Taula de continguts1">
        <text:table-of-content-source text:outline-level="10">
          <text:index-title-template text:style-name="Contents_20_Heading">Taula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ula de continguts1_Head" text:protected="true">
            <text:p text:style-name="P24">Taula de continguts</text:p>
          </text:index-title>
          <text:p text:style-name="P40"><text:a xlink:type="simple" xlink:href="#__RefHeading___Toc1518_2845159916" text:style-name="Index_20_Link" text:visited-style-name="Index_20_Link">1. Descripció de la tasca<text:tab/>4</text:a></text:p>
          <text:p text:style-name="P41"><text:a xlink:type="simple" xlink:href="#__RefHeading___Toc1520_2845159916" text:style-name="Index_20_Link" text:visited-style-name="Index_20_Link">1.1. Temporalització<text:tab/>4</text:a></text:p>
          <text:p text:style-name="P41"><text:a xlink:type="simple" xlink:href="#__RefHeading___Toc1522_2845159916" text:style-name="Index_20_Link" text:visited-style-name="Index_20_Link">1.2. Procés de treball<text:tab/>4</text:a></text:p>
          <text:p text:style-name="P40"><text:a xlink:type="simple" xlink:href="#__RefHeading___Toc312_3077518172" text:style-name="Index_20_Link" text:visited-style-name="Index_20_Link">2. Contingut del projecte<text:tab/>4</text:a></text:p>
          <text:p text:style-name="P40"><text:a xlink:type="simple" xlink:href="#__RefHeading___Toc470_921993069" text:style-name="Index_20_Link" text:visited-style-name="Index_20_Link">3. Format<text:tab/>6</text:a></text:p>
          <text:p text:style-name="P41"><text:a xlink:type="simple" xlink:href="#__RefHeading___Toc472_921993069" text:style-name="Index_20_Link" text:visited-style-name="Index_20_Link">3.1. Ús d’aquesta plantilla.<text:tab/>6</text:a></text:p>
          <text:p text:style-name="P41"><text:a xlink:type="simple" xlink:href="#__RefHeading___Toc474_921993069" text:style-name="Index_20_Link" text:visited-style-name="Index_20_Link">3.2. Format corporatiu<text:tab/>6</text:a></text:p>
          <text:p text:style-name="P42"><text:a xlink:type="simple" xlink:href="#__RefHeading___Toc476_921993069" text:style-name="Index_20_Link" text:visited-style-name="Index_20_Link">3.2.1. Format general<text:tab/>6</text:a></text:p>
          <text:p text:style-name="P42"><text:a xlink:type="simple" xlink:href="#__RefHeading___Toc478_921993069" text:style-name="Index_20_Link" text:visited-style-name="Index_20_Link">3.2.1. Format dels encapçalaments<text:tab/>6</text:a></text:p>
          <text:p text:style-name="P40"><text:a xlink:type="simple" xlink:href="#__RefHeading___Toc670_99928191" text:style-name="Index_20_Link" text:visited-style-name="Index_20_Link">4. Condicions d’entrega<text:tab/>7</text:a></text:p>
          <text:p text:style-name="P41"><text:a xlink:type="simple" xlink:href="#__RefHeading___Toc672_99928191" text:style-name="Index_20_Link" text:visited-style-name="Index_20_Link">4.1. Requisits generals<text:tab/>7</text:a></text:p>
          <text:p text:style-name="P41"><text:a xlink:type="simple" xlink:href="#__RefHeading___Toc674_99928191" text:style-name="Index_20_Link" text:visited-style-name="Index_20_Link">4.2. Requisits dels plànols<text:tab/>7</text:a></text:p>
          <text:p text:style-name="P41"><text:a xlink:type="simple" xlink:href="#__RefHeading___Toc676_99928191" text:style-name="Index_20_Link" text:visited-style-name="Index_20_Link">4.3. Requisits del plec<text:tab/>8</text:a></text:p>
          <text:p text:style-name="P41"><text:a xlink:type="simple" xlink:href="#__RefHeading___Toc678_99928191" text:style-name="Index_20_Link" text:visited-style-name="Index_20_Link">4.4. Requisits del pressupost<text:tab/>8</text:a></text:p>
          <text:p text:style-name="P41"><text:a xlink:type="simple" xlink:href="#__RefHeading___Toc680_99928191" text:style-name="Index_20_Link" text:visited-style-name="Index_20_Link">4.5. Aclariments<text:tab/>8</text:a></text:p>
          <text:p text:style-name="P40"><text:a xlink:type="simple" xlink:href="#__RefHeading___Toc682_99928191" text:style-name="Index_20_Link" text:visited-style-name="Index_20_Link">5. Criteris d'avaluació del projecte<text:tab/>9</text:a></text:p>
        </text:index-body>
      </text:table-of-content>
      <text:p text:style-name="P9"/>
      <text:h text:style-name="P44" text:outline-level="1"><text:bookmark-start text:name="__RefHeading___Toc1518_2845159916"/>1. Descripció de la tasca<text:bookmark-end text:name="__RefHeading___Toc1518_2845159916"/></text:h>
      <text:p text:style-name="P14">En aquest projecte es pretén que l’alumne sigui capaç de generar la documentació mínima necessària per a la realització d’un projecte de <text:span text:style-name="T27">XSBT</text:span>. Així doncs, l’alumne mitjançant la realització d’aquest projecte veurà i treballarà els diferents apartats dels quals consta la documentació d’un projecte.</text:p>
      <text:p text:style-name="P14"/>
      <text:p text:style-name="P28">S’haurà de pensar <text:span text:style-name="T27">com es vol dissenyar el traçat de la XSBT</text:span>. L’alumne ha d’anar completant la memòria, per al seu projecte en concret, seguint també, <text:span text:style-name="T27">l’estructura habitual en aquest tipus de projecte</text:span>.</text:p>
      <text:p text:style-name="P28"/>
      <text:h text:style-name="Heading_20_2" text:outline-level="2"><text:bookmark-start text:name="__RefHeading___Toc1520_2845159916"/>1.1. Temporalització<text:bookmark-end text:name="__RefHeading___Toc1520_2845159916"/></text:h>
      <text:p text:style-name="Text_20_body">Es recomana destinar entre 2 i 3 sessions, per als següents grans blocs, aquestes sessions són una recomanació, l’alumne pot fer la gestió de temps que consideri adient per a cada bloc:</text:p>
      <text:list xml:id="list110412650" text:style-name="L1">
        <text:list-item>
          <text:p text:style-name="P56">Memòria i temporalització del projecte (2 sessions)</text:p>
        </text:list-item>
        <text:list-item>
          <text:p text:style-name="P56">Plànols (3 sessions)</text:p>
        </text:list-item>
        <text:list-item>
          <text:p text:style-name="P56">Pressupost (<text:span text:style-name="T27">2</text:span> sessions)</text:p>
        </text:list-item>
        <text:list-item>
          <text:p text:style-name="P56">Estudi de seguretat i higiene <text:span text:style-name="T27">i plec de condicions </text:span>(<text:span text:style-name="T27">1</text:span> sessió)</text:p>
        </text:list-item>
        <text:list-item>
          <text:p text:style-name="P56">Càlculs justificatius (<text:span text:style-name="T27">2</text:span> sessi<text:span text:style-name="T27">ons</text:span>)</text:p>
        </text:list-item>
      </text:list>
      <text:p text:style-name="P12"/>
      <text:h text:style-name="Heading_20_2" text:outline-level="2"><text:bookmark-start text:name="__RefHeading___Toc1522_2845159916"/>1.2. Procés de treball<text:bookmark-end text:name="__RefHeading___Toc1522_2845159916"/></text:h>
      <text:p text:style-name="P15">És obligatori que l’alumne ensenyi al professor el contingut de cada bloc quan vulgui passar a fer el bloc següent. Així es podrà fer un seguiment de la tasca, <text:span text:style-name="T10">i </text:span>veure que s’han aconseguit els objectius que es pretenen per al bloc en qüestió.</text:p>
      <text:h text:style-name="Heading_20_1" text:outline-level="1"><text:bookmark-start text:name="__RefHeading___Toc312_3077518172"/>2. Contingut de<text:span text:style-name="T12">l projecte</text:span><text:bookmark-end text:name="__RefHeading___Toc312_3077518172"/></text:h>
      <text:p text:style-name="P29"><text:span text:style-name="T28">I. </text:span>Memòria</text:p>
      <text:p text:style-name="P29"/>
      <text:p text:style-name="P38">1. Antecedents</text:p>
      <text:p text:style-name="P31"><text:span text:style-name="T27">2. </text:span><text:span text:style-name="T26">Abast</text:span></text:p>
      <text:p text:style-name="P31"><text:span text:style-name="T26">3</text:span>. <text:span text:style-name="T27">O</text:span>bje<text:span text:style-name="T13">cte</text:span></text:p>
      <text:p text:style-name="P37">4. Reglamentació</text:p>
      <text:p text:style-name="P37">5. Documentació de referència</text:p>
      <text:p text:style-name="P37">6. Resum de característiques de la xarxa</text:p>
      <text:p text:style-name="P37">7. Emplaçament</text:p>
      <text:p text:style-name="P37">8. Potència i caiguda de tensió</text:p>
      <text:p text:style-name="P37">9. Característiques de la xarxa</text:p>
      <text:p text:style-name="P70">9.1. Canalització</text:p>
      <text:p text:style-name="P70">9.2. Conductor</text:p>
      <text:p text:style-name="P70">9.3 Posada a terra</text:p>
      <text:p text:style-name="P70">9.4 Empalmaments</text:p>
      <text:p text:style-name="P70"><text:soft-page-break/>9.5. Punts de connexió.</text:p>
      <text:p text:style-name="P70">9.6. Cales o arquetes</text:p>
      <text:p text:style-name="P37">10. Serveis afectats</text:p>
      <text:p text:style-name="P70">10.1. Identificació dels serveis afectats</text:p>
      <text:p text:style-name="P70">10.2. Proximitats i paral·lelismes</text:p>
      <text:p text:style-name="P31"><text:span text:style-name="T28">11. </text:span>Gestió temporal</text:p>
      <text:p text:style-name="P71"><text:span text:style-name="T28">11.1. </text:span>Diagrama de PERT</text:p>
      <text:p text:style-name="P71"><text:span text:style-name="T28">11.2. </text:span>Diagrama de Gantt</text:p>
      <text:p text:style-name="P30"/>
      <text:p text:style-name="P29">An<text:span text:style-name="T14">nexe</text:span>s</text:p>
      <text:p text:style-name="P29"/>
      <text:p text:style-name="P29">An<text:span text:style-name="T14">nex</text:span> I: Càlculs justificati<text:span text:style-name="T14">u</text:span>s</text:p>
      <text:p text:style-name="P32">An<text:span text:style-name="T14">nex</text:span> II: <text:span text:style-name="T14">Pressupost</text:span><text:tab/></text:p>
      <text:p text:style-name="P32">An<text:span text:style-name="T14">nex</text:span> I<text:span text:style-name="T27">II</text:span>: Plàn<text:span text:style-name="T14">ol</text:span>s</text:p>
      <text:p text:style-name="P33"><text:span text:style-name="T28">Annex IV. </text:span><text:span text:style-name="T14">Plec</text:span> de condicions</text:p>
      <text:p text:style-name="P33"><text:span text:style-name="T28">Annex V. </text:span>Estudi de <text:span text:style-name="T14">seguretat</text:span></text:p>
      <text:p text:style-name="P36"/>
      <text:p text:style-name="P16"/>
      <text:h text:style-name="P45" text:outline-level="1"/>
      <text:h text:style-name="P47" text:outline-level="1"><text:bookmark-start text:name="__RefHeading___Toc470_921993069"/><text:span text:style-name="T10">3</text:span><text:span text:style-name="T9">. </text:span><text:span text:style-name="T11">Format</text:span><text:bookmark-end text:name="__RefHeading___Toc470_921993069"/></text:h>
      <text:h text:style-name="P51" text:outline-level="2"><text:bookmark-start text:name="__RefHeading___Toc472_921993069"/><text:span text:style-name="T10">3</text:span>.1. Ús d’aquesta plantilla.<text:bookmark-end text:name="__RefHeading___Toc472_921993069"/></text:h>
      <text:p text:style-name="P17"><text:span text:style-name="T16">A continuació es detallen </text:span><text:span text:style-name="T17">els</text:span><text:span text:style-name="T16"> diferents aspectes que haurà de complir la tasca </text:span><text:span text:style-name="T11">pel que fa al format</text:span><text:span text:style-name="T16">.</text:span></text:p>
      <text:p text:style-name="P17"/>
      <text:p text:style-name="P18"><text:span text:style-name="T11">Abans de començar amb el projecte </text:span><text:span text:style-name="T15">s’haurà dedicat la primera sessió a crear el format corporatiu des de zero. Una vegada aconseguida aquesta fita es proporcionarà l’editable del present document. És important ressaltar que</text:span><text:span text:style-name="T16"> aquest document compleix el format corporatiu. </text:span></text:p>
      <text:p text:style-name="P18"/>
      <text:p text:style-name="P18">Es pot utilitzar <text:span text:style-name="T15">l’editable d’</text:span>aquest document com a plantilla, <text:span text:style-name="T15">de fet, es recomana</text:span>, <text:span text:style-name="T16">p</text:span><text:span text:style-name="T18">e</text:span>rò<text:span text:style-name="T18"> s</text:span><text:span text:style-name="T20">’haurà d’eliminar tot el que no </text:span><text:span text:style-name="T21">correspongui a </text:span><text:span text:style-name="T22">allò que s’ha d’</text:span><text:span text:style-name="T21">entregar</text:span><text:span text:style-name="T16">.</text:span></text:p>
      <text:p text:style-name="P8"/>
      <text:h text:style-name="P51" text:outline-level="2"><text:bookmark-start text:name="__RefHeading___Toc474_921993069"/><text:span text:style-name="T10">3</text:span>.2. Format corporatiu<text:bookmark-end text:name="__RefHeading___Toc474_921993069"/></text:h>
      <text:h text:style-name="P53" text:outline-level="3"><text:bookmark-start text:name="__RefHeading___Toc476_921993069"/><text:span text:style-name="T10">3</text:span>.2.1. Format general<text:bookmark-end text:name="__RefHeading___Toc476_921993069"/></text:h>
      <text:p text:style-name="P10">La feina s’entregarà <text:span text:style-name="T18">respectant les següents indicacions:</text:span></text:p>
      <text:p text:style-name="P10"/>
      <text:list text:continue-numbering="true" text:style-name="L1">
        <text:list-item>
          <text:p text:style-name="P57"><text:span text:style-name="T18">La </text:span>lletra <text:span text:style-name="T18">serà</text:span> Liberation Sans de 10pt amb interlineat <text:span text:style-name="T18">proporcional </text:span>de<text:span text:style-name="T18">l</text:span> 125%. </text:p>
        </text:list-item>
        <text:list-item>
          <text:p text:style-name="P57"><text:span text:style-name="T18">Els </text:span>paràgrafs estaran o bé separats per una línia en blanc o bé s’emprarà <text:span text:style-name="T17">sagnat</text:span> a la primera línia. <text:span text:style-name="T6">Tot i que és preferible la primera opció (paràgrafs separats).</text:span></text:p>
        </text:list-item>
        <text:list-item>
          <text:p text:style-name="P57"><text:span text:style-name="T24">Els paràgrafs </text:span>estaran justificats.</text:p>
        </text:list-item>
        <text:list-item>
          <text:p text:style-name="P58">Les preguntes es deixaran en negreta i la resposta en lletra normal.</text:p>
        </text:list-item>
        <text:list-item>
          <text:p text:style-name="P60">El color corporatiu és RBG 175e17.</text:p>
        </text:list-item>
        <text:list-item>
          <text:p text:style-name="P59">Els marges de la pàgina seran de 2,5 cm excepte el de la dreta que serà de 3 cm</text:p>
        </text:list-item>
      </text:list>
      <text:p text:style-name="P11"/>
      <text:h text:style-name="P54" text:outline-level="3"><text:bookmark-start text:name="__RefHeading___Toc478_921993069"/><text:span text:style-name="T10">3</text:span>.2.1. Format <text:span text:style-name="T9">dels encapçalaments</text:span><text:bookmark-end text:name="__RefHeading___Toc478_921993069"/></text:h>
      <text:p text:style-name="P34">Els encapçalaments tindran com a màxim 4 nivells, <text:span text:style-name="T19">el 4t nivell s’utilitzarà </text:span><text:span text:style-name="T23">com a darrer recurs</text:span><text:span text:style-name="T7">.</text:span> El format dels 4 nivells són els següents:</text:p>
      <text:list text:style-name="L2">
        <text:list-item>
          <text:p text:style-name="P73">Encapçalament 1: Liberation Sans, 18pt, negreta, majúscula al principi i noms propis, excepte bibliografia (on totes les lletres de la paraula bibliografia seran majúscules), numeració manual amb format «#.».</text:p>
        </text:list-item>
        <text:list-item>
          <text:p text:style-name="P73">Encapçalament 2: Liberation Sans, 16pt, negreta, majúscula al principi i noms propis, numeració manual amb format «#.#.».</text:p>
        </text:list-item>
        <text:list-item>
          <text:p text:style-name="P73">Encapçalament 3: Liberation Sans, 14pt, negreta, majúscula al principi i noms propis, numeració manual amb format «#.#.#.».</text:p>
        </text:list-item>
        <text:list-item>
          <text:p text:style-name="P73">Encapçalament 4: Liberation Sans, 12pt, negreta cursiva, majúscula al principi i noms propis, numeració manual amb format «#.#.#.#.».</text:p>
        </text:list-item>
      </text:list>
      <text:h text:style-name="P48" text:outline-level="1"><text:bookmark-start text:name="__RefHeading___Toc670_99928191"/><text:soft-page-break/><text:span text:style-name="T25">4. </text:span>Condicions d’entrega<text:bookmark-end text:name="__RefHeading___Toc670_99928191"/></text:h>
      <text:h text:style-name="P52" text:outline-level="2"><text:bookmark-start text:name="__RefHeading___Toc672_99928191"/>4.1. <text:span text:style-name="T1">Requisits</text:span> generals<text:bookmark-end text:name="__RefHeading___Toc672_99928191"/></text:h>
      <text:list text:style-name="L3">
        <text:list-item>
          <text:p text:style-name="P61">Aquest exercici és de lliurament obligatori. Per tant, si no es lliura se suspendrà l'assignatura.</text:p>
        </text:list-item>
        <text:list-item>
          <text:p text:style-name="P61">Per a aquest exercici podeu utilitzar tant català com castellà, <text:span text:style-name="T14">però només un dels dos</text:span>. <text:span text:style-name="T15">En castellà trobareu molt més material, però el material que se us proporcionarà des del centre estarà en català. És a dir, és molt probable que s’hagi de traduir en un sentit o un altre.</text:span></text:p>
        </text:list-item>
        <text:list-item>
          <text:p text:style-name="P61">La tasca es lliurarà signada digitalment amb la signatura creada pel professor per a cada un dels alumnes. A la signatura haurà d'aparèixer el logo de l'institut.</text:p>
        </text:list-item>
        <text:list-item>
          <text:p text:style-name="P61">La tasca es lliurarà en un únic pdf <text:span text:style-name="T25">signat. É</text:span>s a dir, si es generen diferents pdf aquests s’han d'integrar.</text:p>
        </text:list-item>
        <text:list-item>
          <text:p text:style-name="P61">A més s'<text:span text:style-name="T25">entregaran els següents editables:</text:span></text:p>
          <text:list>
            <text:list-item>
              <text:p text:style-name="P61">Plànol<text:span text:style-name="T25">s</text:span> en format dwg.</text:p>
            </text:list-item>
            <text:list-item>
              <text:p text:style-name="P68">Pressupost en format ods</text:p>
            </text:list-item>
          </text:list>
        </text:list-item>
        <text:list-item>
          <text:p text:style-name="P61">Es respectaran tots els requisits especificats a classe. De totes maneres, al final d'aquestes instruccions d'entrega es farà un petit llistat.</text:p>
        </text:list-item>
        <text:list-item>
          <text:p text:style-name="P61">El treball és individual. <text:span text:style-name="T14">La còpia suposarà un zero no recuperable.</text:span></text:p>
        </text:list-item>
        <text:list-item>
          <text:p text:style-name="P61">Tots els arxius s'agruparan en un únic arxiu zip. El nom de l’arxiu serà ELE31A_llinatge_nom_<text:span text:style-name="T1">projecte</text:span>.zip. Per exemple: ELE31A_Servera_Joan_<text:span text:style-name="T1">projecte</text:span>.zip</text:p>
        </text:list-item>
        <text:list-item>
          <text:p text:style-name="P68">Dins d’aquest ZIP tots els arxius començaran pel mateix nom abans usats, guió i nom de l’arxiu. Per exemple: </text:p>
          <text:list>
            <text:list-item>
              <text:p text:style-name="P68">ELE31A_Servera_Joan_<text:span text:style-name="T15">projecte</text:span>-<text:span text:style-name="T15">integració</text:span>_signat.pdf</text:p>
            </text:list-item>
            <text:list-item>
              <text:p text:style-name="P61">ELE31A_Servera_Joan_<text:span text:style-name="T15">projecte</text:span>-<text:span text:style-name="T25">planols.dwg</text:span></text:p>
            </text:list-item>
            <text:list-item>
              <text:p text:style-name="P61">ELE31A_Servera_Joan_<text:span text:style-name="T15">projecte</text:span>-<text:span text:style-name="T25">pressupost.ods</text:span></text:p>
            </text:list-item>
          </text:list>
        </text:list-item>
      </text:list>
      <text:p text:style-name="P19"/>
      <text:list text:continue-numbering="true" text:style-name="L3">
        <text:list-item>
          <text:p text:style-name="P61">Es respectarà el termini d’entrega. Tota entrega posterior a la data de venciment no serà revisada i es qualificarà amb un zero.</text:p>
        </text:list-item>
      </text:list>
      <text:p text:style-name="P19"/>
      <text:h text:style-name="P52" text:outline-level="2"><text:bookmark-start text:name="__RefHeading___Toc674_99928191"/><text:span text:style-name="T25">4.2. </text:span><text:span text:style-name="T1">Requisits</text:span> del<text:span text:style-name="T1">s</text:span> plànol<text:span text:style-name="T1">s</text:span><text:bookmark-end text:name="__RefHeading___Toc674_99928191"/></text:h>
      <text:list text:style-name="L4">
        <text:list-item>
          <text:p text:style-name="P62">El plànol estarà correctament acotat utilitzant l'estil de cota ISO-25.</text:p>
        </text:list-item>
        <text:list-item>
          <text:p text:style-name="P62">Per a fer-ho correctament les cotes es realitzaran a l'espai paper («presentación 1» habitualment), no a l'espai model (la finestra negra).</text:p>
        </text:list-item>
      </text:list>
      <text:list text:style-name="L5">
        <text:list-item>
          <text:p text:style-name="P63">Dibuixar els punt<text:span text:style-name="T1">s</text:span> de plegament del plànol segons normativa</text:p>
        </text:list-item>
        <text:list-item>
          <text:p text:style-name="P63"><text:span text:style-name="T1">Requisits</text:span> de l'annex de càlculs.</text:p>
        </text:list-item>
        <text:list-item>
          <text:p text:style-name="P63">Seguir el format corporatiu (famílies tipogràfiques, paràgrafs justificats i separats entre ells, títols amb el color i la mida correcta, llistes amb guions preferentment, etc.).</text:p>
        </text:list-item>
        <text:list-item>
          <text:p text:style-name="P63">Revisió ortogràfica.</text:p>
        </text:list-item>
        <text:list-item>
          <text:p text:style-name="P63">Estil formal i impersonal (tercera persona).</text:p>
        </text:list-item>
        <text:list-item>
          <text:p text:style-name="P63">Evitar formules escrites sense l'editor de fórmules.</text:p>
        </text:list-item>
        <text:list-item>
          <text:p text:style-name="P63">Evitar que apareguin missatges dirigits al projectista per part d'EDE que provinguin d'un mal ús del <text:span text:style-name="T1">copiar-enganxar</text:span></text:p>
        </text:list-item>
      </text:list>
      <text:p text:style-name="P19"><text:soft-page-break/></text:p>
      <text:h text:style-name="P52" text:outline-level="2"><text:bookmark-start text:name="__RefHeading___Toc676_99928191"/><text:span text:style-name="T25">4.3. </text:span><text:span text:style-name="T1">Requisits</text:span> del plec<text:bookmark-end text:name="__RefHeading___Toc676_99928191"/></text:h>
      <text:list text:style-name="L6">
        <text:list-item>
          <text:p text:style-name="P64">Seguir el format corporatiu (famílies tipogràfiques, paràgrafs justificats i separats entre ells, títols amb el color i la mida correcta, llistes amb guions preferentment, etc.).</text:p>
        </text:list-item>
        <text:list-item>
          <text:p text:style-name="P64">Revisió ortogràfica.</text:p>
        </text:list-item>
        <text:list-item>
          <text:p text:style-name="P64">Estil formal i impersonal (tercera persona).</text:p>
        </text:list-item>
        <text:list-item>
          <text:p text:style-name="P65">Evitar que apareguin missatges dirigits al projectista per part d'EDE que provinguin d'un mal ús <text:span text:style-name="T1">del copiar-enganxar</text:span>.</text:p>
        </text:list-item>
      </text:list>
      <text:p text:style-name="P19"/>
      <text:h text:style-name="P52" text:outline-level="2"><text:bookmark-start text:name="__RefHeading___Toc678_99928191"/>4.4. <text:span text:style-name="T1">Requisits</text:span> del pressupost<text:bookmark-end text:name="__RefHeading___Toc678_99928191"/></text:h>
      <text:list text:style-name="L7">
        <text:list-item>
          <text:p text:style-name="P69">El pressupost estarà dividit en descompostos, pressupost i mesurament i resumen de pressupost.</text:p>
        </text:list-item>
        <text:list-item>
          <text:p text:style-name="P69">El format serà correcte.</text:p>
        </text:list-item>
        <text:list-item>
          <text:p text:style-name="P69">Les quantitats, els imports i les partides seran correctes.</text:p>
        </text:list-item>
      </text:list>
      <text:p text:style-name="P19"/>
      <text:h text:style-name="P52" text:outline-level="2"><text:bookmark-start text:name="__RefHeading___Toc680_99928191"/>4.5. Aclariments<text:bookmark-end text:name="__RefHeading___Toc680_99928191"/></text:h>
      <text:list text:style-name="L8">
        <text:list-item>
          <text:p text:style-name="P66">Els criteris d'avaluació <text:span text:style-name="T25">persegueixen que </text:span>el projecte es pugui entregar (no tingui càlculs erronis, acumulació de faltes d'ortografia, aspecte brut i completament desordenat, mancances en la presa de decisions i defectes similars<text:span text:style-name="T1">)</text:span>.</text:p>
        </text:list-item>
        <text:list-item>
          <text:p text:style-name="P66">Si es compleix el primer punt s'avaluarà la qualitat de la feina, i l'adquisició del<text:span text:style-name="T1">s</text:span> coneixements explicats a classe.</text:p>
        </text:list-item>
      </text:list>
      <text:h text:style-name="P49" text:outline-level="1"/>
      <text:h text:style-name="P46" text:outline-level="1"/>
      <text:h text:style-name="P50" text:outline-level="1"><text:bookmark-start text:name="__RefHeading___Toc682_99928191"/><text:span text:style-name="T25">5</text:span>. Criteris d'avaluació del projecte<text:bookmark-end text:name="__RefHeading___Toc682_99928191"/></text:h>
      <text:p text:style-name="P20"/>
      <text:p text:style-name="P20">La qualificació es valorarà a partir de d<text:span text:style-name="T10">ue</text:span>s grans activitats:</text:p>
      <text:p text:style-name="P20"/>
      <text:p text:style-name="P20">Entrega de la documentació en PDF <text:span text:style-name="T29">i en els formats corresponents els editables </text:span>al <text:span text:style-name="T10">núvol de l’assignatura (moodle o classroom)</text:span>, dins de la data màxima establerta, seguint les pautes marcades a l’enunciat. <text:span text:style-name="T10">Aquesta entrega representa el </text:span><text:span text:style-name="T29">8</text:span>0% de la nota.</text:p>
      <text:p text:style-name="P21">Presentació oral del projecte, de 15 minuts mitjançant una presentació <text:span text:style-name="T10">de libreoffice (equivalent al powerpoint)</text:span> de mínim 15 diapositives, on s’espera que l’alumne expliqui les bases de la documentació que a generat per al projecte en concret que ha creat. (es valora com s’e<text:span text:style-name="T10">x</text:span>pre<text:span text:style-name="T10">s</text:span>sa l’alumne al llarg de la mateixa, com s’ajusta al temps, i quins continguts presenta i com són presentats). És important, que l’alumne presenti com ha estat el procés d’elaboració de la documentació, i quins punts importants hi ha a cada bloc de la documentació generada. <text:span text:style-name="T10">La presentació també s’haurà d’adjuntar al núvol de l’assignatura (moodle o classroom). Aquesta entrega representa el </text:span><text:span text:style-name="T29">2</text:span>0% de la nota.</text:p>
      <text:p text:style-name="P39">Si per una dessició de l’equip docent no es realitzes la presentació, la puntuació de l’entrega del projecte serà del 100%.</text:p>
      <text:p text:style-name="P35"/>
      <text:list text:style-name="L9">
        <text:list-item>
          <text:p text:style-name="P67"><text:s/>El projecte està signat?</text:p>
          <text:list>
            <text:list-item>
              <text:p text:style-name="P67">Sí → OK</text:p>
            </text:list-item>
            <text:list-item>
              <text:p text:style-name="P67">No → GREU</text:p>
            </text:list-item>
          </text:list>
        </text:list-item>
        <text:list-item>
          <text:p text:style-name="P67">El projecte té faltes d'ortografia?</text:p>
          <text:list>
            <text:list-item>
              <text:p text:style-name="P67">No → OK</text:p>
            </text:list-item>
            <text:list-item>
              <text:p text:style-name="P67">Poques (menys de 10) i no greus (accents diacrítics, apòstrofs) → LLEU</text:p>
            </text:list-item>
            <text:list-item>
              <text:p text:style-name="P67">Moltes o greus → GREU</text:p>
            </text:list-item>
          </text:list>
        </text:list-item>
        <text:list-item>
          <text:p text:style-name="P67">El projecte respecta el format corporatiu (Justificat, plantilla, espaiat, interlineat, mida de la lletra, colors corporatius del text, fórmules creades amb l'editor de fórmules, etc.)?</text:p>
          <text:list>
            <text:list-item>
              <text:p text:style-name="P67">Es respecta → OK</text:p>
            </text:list-item>
            <text:list-item>
              <text:p text:style-name="P67">No es respecta en algun punt i no es nota massa → un LLEU per cada falta de format diferent</text:p>
            </text:list-item>
            <text:list-item>
              <text:p text:style-name="P67">No <text:span text:style-name="T1">e</text:span>s respecta → un GREU per cada falta de format diferent</text:p>
            </text:list-item>
          </text:list>
        </text:list-item>
        <text:list-item>
          <text:p text:style-name="P67">Els càlculs són correctes?</text:p>
          <text:list>
            <text:list-item>
              <text:p text:style-name="P67">Sí → OK</text:p>
            </text:list-item>
            <text:list-item>
              <text:p text:style-name="P67">Hi ha petits errors degut a consideracions menors que no s'han fet, però que no alteren les conseqüències de les decisions que es prenen arran dels càlculs → GREU</text:p>
            </text:list-item>
            <text:list-item>
              <text:p text:style-name="P67">Els errors són importants o nombrosos → MOLT GREU</text:p>
            </text:list-item>
            <text:list-item>
              <text:p text:style-name="P67">El format de les unitats és incorrecte → GREU</text:p>
            </text:list-item>
          </text:list>
        </text:list-item>
        <text:list-item>
          <text:p text:style-name="P67">Plànols respecten els següents punts? Escala, Punts de plegament, Extracció completa del cadastre, acotacions, colors, ús dels símbols corporatius, caixetí, correcció de les capes, dibuix de les voravies, nom dels carrers, traçat).</text:p>
          <text:list>
            <text:list-item>
              <text:p text:style-name="P67">Sí → OK</text:p>
            </text:list-item>
            <text:list-item>
              <text:p text:style-name="P67">No, però el plànol dona a entendre el que es vol fer → un GREU per cada falta de format diferent.</text:p>
            </text:list-item>
            <text:list-item>
              <text:p text:style-name="P67"><text:soft-page-break/>No i a més no s'entén el plànol → un GREU per cada falta de format diferent MOLT GREU.</text:p>
            </text:list-item>
          </text:list>
        </text:list-item>
        <text:list-item>
          <text:p text:style-name="P67">Pressupost</text:p>
          <text:list>
            <text:list-item>
              <text:p text:style-name="P67">Partida insuficientment descrita → GREU</text:p>
            </text:list-item>
            <text:list-item>
              <text:p text:style-name="P67">Unitats errònies → GREU</text:p>
            </text:list-item>
            <text:list-item>
              <text:p text:style-name="P67">Petits errors de format difícils de percebre → LLEU</text:p>
            </text:list-item>
            <text:list-item>
              <text:p text:style-name="P67">Importants errors de format → GREU</text:p>
            </text:list-item>
            <text:list-item>
              <text:p text:style-name="P67">Quantitats incorrectes per un valor superior al 1% del PEM de l'obra → LLEU</text:p>
            </text:list-item>
            <text:list-item>
              <text:p text:style-name="P67">Quantitats incorrectes per un valor superior al 3% del PEM de l'obra → GREU</text:p>
            </text:list-item>
            <text:list-item>
              <text:p text:style-name="P67">Quantitats incorrectes per un valor superior al 10% del PEM de l'obra → MOLT GREU</text:p>
            </text:list-item>
            <text:list-item>
              <text:p text:style-name="P67">Preu unitari difereix més d'un 90% al preu habitual de mercat (o d'una base de preu de reconegut prestigi) → GREU</text:p>
            </text:list-item>
            <text:list-item>
              <text:p text:style-name="P67">Preu unitari difereix més d'un 300% al preu habitual de mercat (o d'una base de preu de reconegut prestigi) → MOLT GREU</text:p>
            </text:list-item>
            <text:list-item>
              <text:p text:style-name="P67">Partides no pressupostades per un valor superior al 1% del PEM de l'obra → LLEU</text:p>
            </text:list-item>
            <text:list-item>
              <text:p text:style-name="P67">Partides no pressupostades per un valor superior al 3% del PEM de l'obra → GREU</text:p>
            </text:list-item>
            <text:list-item>
              <text:p text:style-name="P67">Partides no pressupostades per un valor superior al 10% del PEM de l'obra → MOLT GREU</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ksaman" svg:font-family="Laksa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draw:fill-image draw:name="fons_25_20de_25_20pàg_25_202_25_20_28_Pau_25_20Casesnoves_29_" draw:display-name="fons%20de%20pàg%202%20(Pau%20Casesnoves)" xlink:href="Pictures/100000010000031A0000046321EC71E1.png" xlink:type="simple" xlink:show="embed" xlink:actuate="onLoad"/>
    <draw:fill-image draw:name="fons_25_20pag_25_201_25_20_28_CIFP_25_20Pau_25_20Casesnoves_29_" draw:display-name="fons%20pag%201%20(CIFP%20Pau%20Casesnoves)" xlink:href="Pictures/100000010000031A00000463BCE7B62C.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5%"/>
      <style:text-properties style:font-name="Liberation Sans1" fo:font-family="'Liberation Sans'" style:font-style-name="Normal"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7.938cm" style:type="center"/>
          <style:tab-stop style:position="15.875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38cm" style:type="center"/>
          <style:tab-stop style:position="15.875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color="#9e2050" loext:opacity="100%"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color="#175e17" loext:opacity="10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color="#175e17" loext:opacity="100%" fo:font-size="18pt" fo:font-weight="bold" fo:background-color="transparent"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175e17" loext:opacity="100%"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175e17" loext:opacity="100%" fo:font-size="14pt" fo:font-weight="bold" style:font-size-asian="14pt" style:font-weight-asian="bold" style:font-size-complex="14pt"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text-properties style:use-window-font-color="true" loext:opacity="0%"/>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text-properties style:use-window-font-color="true" loext:opacity="0%"/>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text-properties style:use-window-font-color="true" loext:opacity="0%"/>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9e2050" loext:opacity="100%" fo:font-size="13pt" fo:font-style="italic" fo:font-weight="bold" style:font-size-asian="13pt" style:font-style-asian="italic" style:font-weight-asian="bold" style:font-size-complex="13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08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8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081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7.751cm" style:type="center"/>
          <style:tab-stop style:position="15.50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ertical_20_Numbering_20_Symbols" style:display-name="Vertical Numbering Symbols" style:family="text">
      <style:text-properties style:text-rotation-angle="90" style:text-rotation-scale="line-height"/>
    </style:style>
    <style:style style:name="Line_20_numbering" style:display-name="Line numbering" style:family="text"/>
    <style:style style:name="Numbering_20_Symbols" style:display-name="Numbering Symbols" style:family="text">
      <style:text-properties fo:color="#e77d0d" loext:opacity="100%"/>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color="#175e17" loext:opacity="100%" style:font-name="Liberation Sans" fo:font-size="10pt" officeooo:rsid="001f2935" officeooo:paragraph-rsid="00109f29" style:font-size-asian="8.75pt" style:font-size-complex="10pt"/>
    </style:style>
    <style:style style:name="MP2" style:family="paragraph">
      <loext:graphic-properties draw:fill-color="#175e17"/>
      <style:paragraph-properties fo:text-align="center"/>
    </style:style>
    <style:style style:name="MT1" style:family="text">
      <style:text-properties officeooo:rsid="00185fc2"/>
    </style:style>
    <style:style style:name="Mgr1" style:family="graphic">
      <style:graphic-properties svg:stroke-color="#175e17" draw:fill-color="#175e17"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499cm" fo:margin-bottom="2.499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draw:fill="bitmap" draw:fill-image-name="fons_25_20de_25_20pàg_25_202_25_20_28_Pau_25_20Casesnoves_29_" draw:fill-image-width="100%" draw:fill-image-height="100%" style:repeat="repeat" draw:fill-image-ref-point-x="0%" draw:fill-image-ref-point-y="0%" draw:fill-image-ref-point="center" draw:tile-repeat-offset="0% vertical" style:footnote-max-height="0cm" loext:margin-gutter="0cm">
        <style:background-image xlink:href="Pictures/100000010000031A0000046321EC71E1.png" xlink:type="simple" xlink:actuate="onLoad"/>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6.668cm" fo:margin-bottom="4.195cm" fo:margin-left="2.558cm" fo:margin-right="2.596cm" style:writing-mode="lr-tb" style:layout-grid-color="#c0c0c0" style:layout-grid-lines="20" style:layout-grid-base-height="0.706cm" style:layout-grid-ruby-height="0.353cm" style:layout-grid-mode="none" style:layout-grid-ruby-below="false" style:layout-grid-print="false" style:layout-grid-display="false" draw:fill="bitmap" draw:fill-image-name="fons_25_20pag_25_201_25_20_28_CIFP_25_20Pau_25_20Casesnoves_29_" draw:fill-image-width="100%" draw:fill-image-height="100%" style:repeat="repeat" draw:fill-image-ref-point-x="0%" draw:fill-image-ref-point-y="0%" draw:fill-image-ref-point="center" draw:tile-repeat-offset="0% vertical" style:footnote-max-height="0cm" loext:margin-gutter="0cm">
        <style:background-image xlink:href="Pictures/100000010000031A00000463BCE7B62C.pn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fons_25_20de_25_20pàg_25_202_25_20_28_Pau_25_20Casesnoves_29_" draw:fill-image-width="100%" draw:fill-image-height="100%" style:repeat="repeat" draw:fill-image-ref-point-x="0%" draw:fill-image-ref-point-y="0%" draw:fill-image-ref-point="center" draw:tile-repeat-offset="0% vertical"/>
    </style:style>
    <style:style style:name="Mdp2" style:family="drawing-page">
      <style:drawing-page-properties draw:fill="bitmap" draw:background-size="full" draw:fill-image-name="fons_25_20pag_25_201_25_20_28_CIFP_25_20Pau_25_20Casesnoves_29_" draw:fill-image-width="100%" draw:fill-image-height="100%" style:repeat="repeat" draw:fill-image-ref-point-x="0%" draw:fill-image-ref-point-y="0%" draw:fill-image-ref-point="center" draw:tile-repeat-offset="0% vertical"/>
    </style:style>
    <style:style style:name="Mdp3" style:family="drawing-page">
      <style:drawing-page-properties draw:background-size="full"/>
    </style:style>
  </office:automatic-styles>
  <office:master-styles>
    <style:master-page style:name="Standard" style:page-layout-name="Mpm1" draw:style-name="Mdp1">
      <style:footer>
        <text:p text:style-name="MP1"><draw:line text:anchor-type="paragraph" draw:z-index="8" draw:name="Línia horitzontal 1" draw:style-name="Mgr1" draw:text-style-name="MP2" svg:x1="-0.157cm" svg:y1="-0.185cm" svg:x2="15.528cm" svg:y2="-0.185cm"><text:p/></draw:line><text:span text:style-name="MT1">Títol del projecte</text:span><text:tab/><text:tab/>Pàgina <text:page-number text:select-page="current">10</text:page-number><text:s/>de <text:page-count>10</text:page-count></text:p>
      </style:footer>
    </style:master-page>
    <style:master-page style:name="First_20_Page" style:display-name="First Page" style:page-layout-name="Mpm2" draw:style-name="Mdp2" style:next-style-name="Standard"/>
    <style:master-page style:name="Index" style:page-layout-name="Mpm3" draw:style-name="Mdp3"/>
    <style:master-page style:name="Left_20_Page" style:display-name="Left Page" style:page-layout-name="Mpm4" draw:style-name="Mdp3" style:next-style-name="Right_20_Page"/>
    <style:master-page style:name="Right_20_Page" style:display-name="Right Page" style:page-layout-name="Mpm5" draw:style-name="Mdp3" style:next-style-name="First_20_Page"/>
    <style:master-page style:name="Envelope" style:page-layout-name="Mpm6" draw:style-name="Mdp3"/>
    <style:master-page style:name="HTML" style:page-layout-name="Mpm7" draw:style-name="Mdp3"/>
    <style:master-page style:name="Footnote" style:page-layout-name="Mpm8" draw:style-name="Mdp3"/>
    <style:master-page style:name="Endnote" style:page-layout-name="Mpm8" draw:style-name="Mdp3"/>
    <style:master-page style:name="Landscape" style:page-layout-name="Mpm9" draw:style-name="Mdp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5T10:57:31.015362372</meta:creation-date>
    <dc:date>2024-11-04T18:23:06.563551245</dc:date>
    <meta:editing-duration>PT17H52M50S</meta:editing-duration>
    <meta:editing-cycles>19</meta:editing-cycles>
    <meta:generator>LibreOffice/24.2.6.2$Linux_X86_64 LibreOffice_project/420$Build-2</meta:generator>
    <meta:print-date>2023-09-28T17:15:40.300614116</meta:print-date>
    <meta:document-statistic meta:table-count="1" meta:image-count="0" meta:object-count="0" meta:page-count="10" meta:paragraph-count="177" meta:word-count="1863" meta:character-count="11166" meta:non-whitespace-character-count="9555"/>
  </office:meta>
</office:document-meta>
</file>